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dd096" officeooo:paragraph-rsid="001dd096"/>
    </style:style>
    <style:style style:name="P2" style:family="paragraph" style:parent-style-name="Preformatted_20_Text">
      <style:text-properties officeooo:paragraph-rsid="001e7669"/>
    </style:style>
    <style:style style:name="P3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rsid="003a9cfc" officeooo:paragraph-rsid="003a9cfc" style:font-weight-asian="bold" style:font-weight-complex="bold"/>
    </style:style>
    <style:style style:name="P5" style:family="paragraph" style:parent-style-name="Preformatted_20_Text">
      <style:text-properties fo:font-weight="bold" officeooo:rsid="003c133c" officeooo:paragraph-rsid="003c133c" style:font-weight-asian="bold" style:font-weight-complex="bold"/>
    </style:style>
    <style:style style:name="P6" style:family="paragraph" style:parent-style-name="Heading_20_2">
      <style:text-properties officeooo:paragraph-rsid="0027ee91"/>
    </style:style>
    <style:style style:name="P7" style:family="paragraph" style:parent-style-name="Preformatted_20_Text">
      <style:text-properties officeooo:paragraph-rsid="0037bcf5"/>
    </style:style>
    <style:style style:name="P8" style:family="paragraph" style:parent-style-name="Preformatted_20_Text" style:list-style-name="L1">
      <style:text-properties officeooo:paragraph-rsid="0027ee91"/>
    </style:style>
    <style:style style:name="P9" style:family="paragraph" style:parent-style-name="Preformatted_20_Text" style:list-style-name="L1">
      <style:paragraph-properties fo:margin-top="0cm" fo:margin-bottom="0cm" style:contextual-spacing="false"/>
      <style:text-properties officeooo:paragraph-rsid="0027ee91"/>
    </style:style>
    <style:style style:name="P10" style:family="paragraph" style:parent-style-name="Preformatted_20_Text" style:list-style-name="L1">
      <style:text-properties officeooo:paragraph-rsid="002dcbf1"/>
    </style:style>
    <style:style style:name="P11" style:family="paragraph" style:parent-style-name="Preformatted_20_Text" style:list-style-name="L1">
      <style:text-properties officeooo:paragraph-rsid="00372252"/>
    </style:style>
    <style:style style:name="P12" style:family="paragraph" style:parent-style-name="Preformatted_20_Text" style:list-style-name="L1">
      <style:text-properties fo:font-weight="bold" officeooo:paragraph-rsid="0027ee91" style:font-weight-asian="bold" style:font-weight-complex="bold"/>
    </style:style>
    <style:style style:name="P13" style:family="paragraph" style:parent-style-name="Preformatted_20_Text" style:list-style-name="L1">
      <style:text-properties fo:font-weight="bold" officeooo:paragraph-rsid="002dcbf1" style:font-weight-asian="bold" style:font-weight-complex="bold"/>
    </style:style>
    <style:style style:name="P14" style:family="paragraph" style:parent-style-name="Text_20_body" style:list-style-name="L1">
      <style:text-properties officeooo:paragraph-rsid="0027ee91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officeooo:paragraph-rsid="0027ee91"/>
    </style:style>
    <style:style style:name="T1" style:family="text">
      <style:text-properties officeooo:rsid="002dcbf1"/>
    </style:style>
    <style:style style:name="T2" style:family="text">
      <style:text-properties officeooo:rsid="00372252"/>
    </style:style>
    <style:style style:name="T3" style:family="text">
      <style:text-properties officeooo:rsid="003b9332"/>
    </style:style>
    <style:style style:name="T4" style:family="text">
      <style:text-properties officeooo:rsid="003d55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tocol</text:p>
      <text:p text:style-name="Preformatted_20_Text"/>
      <text:p text:style-name="Preformatted_20_Text">The Application Layer:: Devices :: Protocol:- Http, Https :: Manual Structure:-</text:p>
      <text:p text:style-name="Preformatted_20_Text">The Presentation Layer:: Devices :: Protocol:- Http, Https :: Manual Structure:-</text:p>
      <text:p text:style-name="Preformatted_20_Text">The Session Layer:: Devices :: Protocol:- Http, Https :: Manual Structure:-</text:p>
      <text:p text:style-name="Preformatted_20_Text">The Transport Layer:: Devices :: Protocol:- Http, Https :: Manual Structure:-</text:p>
      <text:p text:style-name="Preformatted_20_Text">The Network Layer:: Devices :: Protocol:- Http, Https :: Manual Structure:-</text:p>
      <text:p text:style-name="Preformatted_20_Text">The Data Link Layer:: Devices :: Protocol:- Http, Https :: Manual Structure:-</text:p>
      <text:p text:style-name="Preformatted_20_Text">The Physical Layer:: Devices :: Protocol:- Http, Https :: Manual Structure:-</text:p>
      <text:p text:style-name="Preformatted_20_Text">________________________________________________________________________________</text:p>
      <text:p text:style-name="P2">Manual Structure:-</text:p>
      <text:p text:style-name="P7"><text:s/></text:p>
      <text:h text:style-name="P6" text:outline-level="2">Stateful Protocols:</text:h>
      <text:list text:style-name="L1">
        <text:list-item>
          <text:p text:style-name="P14"><text:span text:style-name="Strong_20_Emphasis">TCP (Transmission Control Protocol)</text:span>: An example of a stateful protocol that keeps track of all traffic between communicating computers and can quickly retransmit packets in case of network failures</text:p>
          <text:p text:style-name="P8"/>
          <text:p text:style-name="P8">Header</text:p>
          <text:p text:style-name="P8">Types</text:p>
          <text:p text:style-name="P8">&gt;&gt; 1. Type of Service field</text:p>
          <text:p text:style-name="P8"><text:tab/>1. Flags</text:p>
          <text:p text:style-name="P8">Hop</text:p>
          <text:p text:style-name="P8">ttl</text:p>
          <text:p text:style-name="P8">System</text:p>
          <text:p text:style-name="P8"/>
        </text:list-item>
        <text:list-item>
          <text:p text:style-name="P15"><text:span text:style-name="Strong_20_Emphasis">FTP (File Transfer Protocol)</text:span>: A stateful protocol that conducts interactive sessions with users, storing session information like authentication and variables on the server</text:p>
          <text:p text:style-name="P8"/>
          <text:p text:style-name="P8">Header</text:p>
          <text:p text:style-name="P8">Types</text:p>
          <text:p text:style-name="P8">&gt;&gt; 1. Type of Service field</text:p>
          <text:p text:style-name="P8"><text:tab/>2. Flags</text:p>
          <text:p text:style-name="P8">Hop</text:p>
          <text:p text:style-name="P8">ttl</text:p>
          <text:p text:style-name="P9">System</text:p>
          <text:p text:style-name="P9"/>
        </text:list-item>
        <text:list-item>
          <text:p text:style-name="P14"><text:span text:style-name="Strong_20_Emphasis">Telnet</text:span>: Another stateful protocol used for remote access to servers, maintaining session information between client and server. </text:p>
          <text:p text:style-name="P8"/>
          <text:p text:style-name="P8">Header</text:p>
          <text:p text:style-name="P8">Types</text:p>
          <text:p text:style-name="P8">&gt;&gt; 1. Type of Service field</text:p>
          <text:p text:style-name="P8"><text:tab/>1. Flags</text:p>
          <text:p text:style-name="P8">Hop</text:p>
          <text:p text:style-name="P8">ttl</text:p>
          <text:p text:style-name="P8">System</text:p>
          <text:p text:style-name="P8"/>
        </text:list-item>
        <text:list-item>
          <text:p text:style-name="P12">Secure Shell (SSH):</text:p>
          <text:p text:style-name="P12"/>
          <text:p text:style-name="P8">Header</text:p>
          <text:p text:style-name="P8">Types</text:p>
          <text:p text:style-name="P8">&gt;&gt; 1. Type of Service field</text:p>
          <text:p text:style-name="P8"><text:tab/>1. Flags</text:p>
          <text:p text:style-name="P8">Hop</text:p>
          <text:p text:style-name="P8">ttl</text:p>
          <text:p text:style-name="P8"><text:soft-page-break/>Syste<text:span text:style-name="T1">m</text:span></text:p>
          <text:p text:style-name="P8"/>
        </text:list-item>
        <text:list-item>
          <text:p text:style-name="P12">Simple Mail Transfer Protocol (SMTP):</text:p>
          <text:p text:style-name="P8"/>
          <text:p text:style-name="P8">Header</text:p>
          <text:p text:style-name="P8">Types</text:p>
          <text:p text:style-name="P8">&gt;&gt; 1. Type of Service field</text:p>
          <text:p text:style-name="P8"><text:tab/>1. Flags</text:p>
          <text:p text:style-name="P8">Hop</text:p>
          <text:p text:style-name="P8">ttl</text:p>
          <text:p text:style-name="P8">Syste<text:span text:style-name="T1">m</text:span></text:p>
          <text:p text:style-name="P8"/>
        </text:list-item>
        <text:list-item>
          <text:p text:style-name="P13">NetBIOS:</text:p>
          <text:p text:style-name="P10"/>
          <text:p text:style-name="P10">Header</text:p>
          <text:p text:style-name="P10">Types</text:p>
          <text:p text:style-name="P10">&gt;&gt; 1. Type of Service field</text:p>
          <text:p text:style-name="P10"><text:tab/>1. Flags</text:p>
          <text:p text:style-name="P10">Hop</text:p>
          <text:p text:style-name="P10">ttl</text:p>
          <text:p text:style-name="P10">Syste<text:span text:style-name="T2">m</text:span></text:p>
          <text:p text:style-name="P10"/>
        </text:list-item>
        <text:list-item>
          <text:p text:style-name="P11">Transport Layer Security (TLS)</text:p>
          <text:p text:style-name="P11">Header</text:p>
          <text:p text:style-name="P11">Types</text:p>
          <text:p text:style-name="P11">&gt;&gt; 1. Type of Service field</text:p>
          <text:p text:style-name="P11"><text:tab/>1. Flags</text:p>
          <text:p text:style-name="P11">Hop</text:p>
          <text:p text:style-name="P11">ttl</text:p>
          <text:p text:style-name="P11">System</text:p>
          <text:p text:style-name="P11"/>
        </text:list-item>
        <text:list-item>
          <text:p text:style-name="P11">Secure Socket Layer(SSL)</text:p>
          <text:p text:style-name="P11">Header</text:p>
          <text:p text:style-name="P11">Types</text:p>
          <text:p text:style-name="P11">&gt;&gt; 1. Type of Service field</text:p>
          <text:p text:style-name="P11"><text:tab/>1. Flags</text:p>
          <text:p text:style-name="P11">Hop</text:p>
          <text:p text:style-name="P11">ttl</text:p>
          <text:p text:style-name="P11">System</text:p>
        </text:list-item>
      </text:list>
      <text:p text:style-name="Preformatted_20_Text">________________________________________________________________________________</text:p>
      <text:p text:style-name="Preformatted_20_Text">Automated Structure:-</text:p>
      <text:p text:style-name="P4">Method<text:span text:style-name="T3">s</text:span>:</text:p>
      <text:p text:style-name="P5">Security <text:span text:style-name="T4">H</text:span>eader:-</text:p>
      <text:p text:style-name="Preformatted_20_Text">________________________________________________________________________________</text:p>
      <text:p text:style-name="Preformatted_20_Text">Vulnerability</text:p>
      <text:p text:style-name="Preformatted_20_Text"/>
      <text:p text:style-name="Preformatted_20_Text">Clickjacking:-</text:p>
      <text:p text:style-name="Preformatted_20_Text"/>
      <text:p text:style-name="Preformatted_20_Text">________________________________________________________________________________</text:p>
      <text:p text:style-name="Preformatted_20_Text">Impact</text:p>
      <text:p text:style-name="Preformatted_20_Text"/>
      <text:p text:style-name="Preformatted_20_Text">________________________________________________________________________________</text:p>
      <text:p text:style-name="Preformatted_20_Text">Mitigation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dd096" officeooo:paragraph-rsid="001dd0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abas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3T12:22:56.743000000</dc:date>
    <meta:editing-duration>PT2H47M56S</meta:editing-duration>
    <meta:editing-cycles>3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88" meta:word-count="295" meta:character-count="2185" meta:non-whitespace-character-count="1975"/>
  </office:meta>
</office:document-meta>
</file>